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2.47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TODO Trinom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FONCTION/Affichag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_PASSE</text:p>
          </table:table-cell>
          <table:table-cell office:value-type="string" calcext:value-type="string">
            <text:p>RESTE_A_FAIRE</text:p>
          </table:table-cell>
          <table:table-cell table:style-name="Default" office:value-type="string" calcext:value-type="string">
            <text:p>PROGRESSION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inscription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2]/([.F2]+[.G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login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]/([.F3]+[.G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findUserByMai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4]/([.F4]+[.G4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countUser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5]/([.F5]+[.G5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AuthService</text:p>
          </table:table-cell>
          <table:table-cell office:value-type="string" calcext:value-type="string">
            <text:p>inscriptionUtilisateur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6]/([.F6]+[.G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AuthService</text:p>
          </table:table-cell>
          <table:table-cell office:value-type="string" calcext:value-type="string">
            <text:p>loginUtilisateur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7]/([.F7]+[.G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AuthService</text:p>
          </table:table-cell>
          <table:table-cell office:value-type="string" calcext:value-type="string">
            <text:p>gestionSession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8]/([.F8]+[.G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ajouterProdui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9]/([.F9]+[.G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modifierProdui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0]/([.F10]+[.G1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supprimerProdui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1]/([.F11]+[.G1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produitsUtilisateur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12]/([.F12]+[.G1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produitsAutre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13]/([.F13]+[.G1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rechercheNomCategorie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F14]/([.F14]+[.G14]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Repository</text:p>
          </table:table-cell>
          <table:table-cell office:value-type="string" calcext:value-type="string">
            <text:p>ajouterImage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5]/([.F15]+[.G15])" office:value-type="percentage" office:value="1" calcext:value-type="percentage">
            <text:p>100.00%</text:p>
          </table:table-cell>
          <table:table-cell table:style-name="ce3"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Repository</text:p>
          </table:table-cell>
          <table:table-cell office:value-type="string" calcext:value-type="string">
            <text:p>supprimerImagesProduit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6]/([.F16]+[.G1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Repository</text:p>
          </table:table-cell>
          <table:table-cell office:value-type="string" calcext:value-type="string">
            <text:p>getImagesProduit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7]/([.F17]+[.G1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creerProduit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8]/([.F18]+[.G1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modifierProduit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9]/([.F19]+[.G1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supprimerProduit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20]/([.F20]+[.G2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ajoutImage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21]/([.F21]+[.G2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recuperationProduit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22]/([.F22]+[.G2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creerDemande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23]/([.F23]+[.G2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listerDemandesRecue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24]/([.F24]+[.G24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listerDemandesEnvoyee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25]/([.F25]+[.G25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changerStatu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26]/([.F26]+[.G2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Repository</text:p>
          </table:table-cell>
          <table:table-cell office:value-type="string" calcext:value-type="string">
            <text:p>creerEchange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27]/([.F27]+[.G2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Repository</text:p>
          </table:table-cell>
          <table:table-cell office:value-type="string" calcext:value-type="string">
            <text:p>listerEchange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28]/([.F28]+[.G2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Repository</text:p>
          </table:table-cell>
          <table:table-cell office:value-type="string" calcext:value-type="string">
            <text:p>statsEchange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29]/([.F29]+[.G2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Repository</text:p>
          </table:table-cell>
          <table:table-cell office:value-type="string" calcext:value-type="string">
            <text:p>ajouterHistorique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30]/([.F30]+[.G3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Repository</text:p>
          </table:table-cell>
          <table:table-cell office:value-type="string" calcext:value-type="string">
            <text:p>getHistoriqueProduit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1]/([.F31]+[.G3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Service</text:p>
          </table:table-cell>
          <table:table-cell office:value-type="string" calcext:value-type="string">
            <text:p>creerDemandeEchange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2]/([.F32]+[.G3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Service</text:p>
          </table:table-cell>
          <table:table-cell office:value-type="string" calcext:value-type="string">
            <text:p>accepterDemande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3]/([.F33]+[.G3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Service</text:p>
          </table:table-cell>
          <table:table-cell office:value-type="string" calcext:value-type="string">
            <text:p>refuserDemande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4]/([.F34]+[.G34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Service</text:p>
          </table:table-cell>
          <table:table-cell office:value-type="string" calcext:value-type="string">
            <text:p>statsUtilisateur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35]/([.F35]+[.G35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Service</text:p>
          </table:table-cell>
          <table:table-cell office:value-type="string" calcext:value-type="string">
            <text:p>statsEchange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6]/([.F36]+[.G3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uthController</text:p>
          </table:table-cell>
          <table:table-cell office:value-type="string" calcext:value-type="string">
            <text:p>routesLoginRegister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7]/([.F37]+[.G3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ProduitController</text:p>
          </table:table-cell>
          <table:table-cell office:value-type="string" calcext:value-type="string">
            <text:p>routesProduit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8]/([.F38]+[.G3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EchangeController</text:p>
          </table:table-cell>
          <table:table-cell office:value-type="string" calcext:value-type="string">
            <text:p>routesEchange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9]/([.F39]+[.G3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dminController</text:p>
          </table:table-cell>
          <table:table-cell office:value-type="string" calcext:value-type="string">
            <text:p>routesAdmin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40]/([.F40]+[.G4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Login.php</text:p>
          </table:table-cell>
          <table:table-cell office:value-type="string" calcext:value-type="string">
            <text:p>page de logi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41]/([.F41]+[.G4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acceuil.php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F42]/([.F42]+[.G4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Login.php</text:p>
          </table:table-cell>
          <table:table-cell office:value-type="string" calcext:value-type="string">
            <text:p>verifcation cote js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43]/([.F43]+[.G4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shop.php</text:p>
          </table:table-cell>
          <table:table-cell office:value-type="string" calcext:value-type="string">
            <text:p>liste des produits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44]/([.F44]+[.G44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profil.php</text:p>
          </table:table-cell>
          <table:table-cell office:value-type="string" calcext:value-type="string">
            <text:p>profil ,liste des demandes et liste des produits de l’user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45]/([.F45]+[.G45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hisorique.php</text:p>
          </table:table-cell>
          <table:table-cell office:value-type="string" calcext:value-type="string">
            <text:p>historique des échanges de l’user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F46]/([.F46]+[.G4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historique par objet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47]/([.F47]+[.G4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Model</text:p>
          </table:table-cell>
          <table:table-cell office:value-type="string" calcext:value-type="string">
            <text:p>creationUser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1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8]/([.F48]+[.G4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Model</text:p>
          </table:table-cell>
          <table:table-cell office:value-type="string" calcext:value-type="string">
            <text:p>creationProduit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2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9]/([.F49]+[.G4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Model</text:p>
          </table:table-cell>
          <table:table-cell office:value-type="string" calcext:value-type="string">
            <text:p>creationImageProduit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13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0]/([.F50]+[.G5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Model</text:p>
          </table:table-cell>
          <table:table-cell office:value-type="string" calcext:value-type="string">
            <text:p>creationDemandeEchange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4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1]/([.F51]+[.G51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Model</text:p>
          </table:table-cell>
          <table:table-cell office:value-type="string" calcext:value-type="string">
            <text:p>creationEchange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15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2]/([.F52]+[.G52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Model</text:p>
          </table:table-cell>
          <table:table-cell office:value-type="string" calcext:value-type="string">
            <text:p>creationHistorique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16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3]/([.F53]+[.G53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Model</text:p>
          </table:table-cell>
          <table:table-cell office:value-type="string" calcext:value-type="string">
            <text:p>creationAdmin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F54]/([.F54]+[.G54])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Model</text:p>
          </table:table-cell>
          <table:table-cell office:value-type="string" calcext:value-type="string">
            <text:p>creationUser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F55]/([.F55]+[.G55])" office:value-type="percentage" office:value="0.571428571428571" calcext:value-type="percentage">
            <text:p>57.14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Model</text:p>
          </table:table-cell>
          <table:table-cell office:value-type="string" calcext:value-type="string">
            <text:p>creationProduit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9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6]/([.F56]+[.G56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Model</text:p>
          </table:table-cell>
          <table:table-cell office:value-type="string" calcext:value-type="string">
            <text:p>creationImageProduit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20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7]/([.F57]+[.G57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Model</text:p>
          </table:table-cell>
          <table:table-cell office:value-type="string" calcext:value-type="string">
            <text:p>creationDemandeEchange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21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8]/([.F58]+[.G58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Model</text:p>
          </table:table-cell>
          <table:table-cell office:value-type="string" calcext:value-type="string">
            <text:p>creationEchange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22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9]/([.F59]+[.G59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Model</text:p>
          </table:table-cell>
          <table:table-cell office:value-type="string" calcext:value-type="string">
            <text:p>creationHistorique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23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60]/([.F60]+[.G60])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Model</text:p>
          </table:table-cell>
          <table:table-cell office:value-type="string" calcext:value-type="string">
            <text:p>creationAdmin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24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61]/([.F61]+[.G61])" office:value-type="percentage" office:value="1" calcext:value-type="percentage">
            <text:p>100.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 style:data-style-name="N2" text:time-value="13:33:10.458654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6-02-13T13:36:00.282085820</dc:date>
    <meta:editing-duration>PT37M58S</meta:editing-duration>
    <meta:editing-cycles>10</meta:editing-cycles>
    <meta:document-statistic meta:table-count="1" meta:cell-count="487" meta:object-count="0"/>
  </office:meta>
</office:document-meta>
</file>